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a2e1" officeooo:paragraph-rsid="0007a2e1"/>
    </style:style>
    <style:style style:name="P2" style:family="paragraph" style:parent-style-name="Standard">
      <style:text-properties officeooo:rsid="000bd405" officeooo:paragraph-rsid="000bd405"/>
    </style:style>
    <style:style style:name="P3" style:family="paragraph" style:parent-style-name="Standard">
      <style:text-properties officeooo:rsid="000e7f89" officeooo:paragraph-rsid="000e7f89"/>
    </style:style>
    <style:style style:name="P4" style:family="paragraph" style:parent-style-name="Standard" style:list-style-name="L1">
      <style:text-properties officeooo:rsid="000882c1" officeooo:paragraph-rsid="000882c1"/>
    </style:style>
    <style:style style:name="P5" style:family="paragraph" style:parent-style-name="Standard" style:list-style-name="L1">
      <style:text-properties officeooo:rsid="0009025d" officeooo:paragraph-rsid="0009025d"/>
    </style:style>
    <style:style style:name="P6" style:family="paragraph" style:parent-style-name="Standard" style:list-style-name="L1">
      <style:text-properties officeooo:rsid="000bd405" officeooo:paragraph-rsid="000bd405"/>
    </style:style>
    <style:style style:name="P7" style:family="paragraph" style:parent-style-name="Standard">
      <style:text-properties fo:font-weight="bold" officeooo:rsid="0007a2e1" officeooo:paragraph-rsid="0007a2e1" style:font-weight-asian="bold" style:font-weight-complex="bold"/>
    </style:style>
    <style:style style:name="P8" style:family="paragraph" style:parent-style-name="Standard">
      <style:text-properties fo:font-weight="bold" officeooo:rsid="000ed775" officeooo:paragraph-rsid="000ed775" style:font-weight-asian="bold" style:font-weight-complex="bold"/>
    </style:style>
    <style:style style:name="P9" style:family="paragraph" style:parent-style-name="Standard">
      <style:text-properties fo:font-weight="bold" officeooo:rsid="001c8f01" officeooo:paragraph-rsid="00144028" style:font-weight-asian="bold" style:font-weight-complex="bold"/>
    </style:style>
    <style:style style:name="P10" style:family="paragraph" style:parent-style-name="Standard">
      <style:text-properties fo:font-weight="normal" officeooo:rsid="000ed775" officeooo:paragraph-rsid="000ed775" style:font-weight-asian="normal" style:font-weight-complex="normal"/>
    </style:style>
    <style:style style:name="P11" style:family="paragraph" style:parent-style-name="Standard">
      <style:text-properties fo:font-weight="normal" officeooo:rsid="000ed775" officeooo:paragraph-rsid="001cc518" style:font-weight-asian="normal" style:font-weight-complex="normal"/>
    </style:style>
    <style:style style:name="P12" style:family="paragraph" style:parent-style-name="Standard">
      <style:text-properties fo:font-weight="normal" officeooo:rsid="0010154f" officeooo:paragraph-rsid="0015a031" style:font-weight-asian="normal" style:font-weight-complex="normal"/>
    </style:style>
    <style:style style:name="P13" style:family="paragraph" style:parent-style-name="Standard">
      <style:text-properties fo:font-weight="normal" officeooo:rsid="001780bb" officeooo:paragraph-rsid="001780bb" style:font-weight-asian="normal" style:font-weight-complex="normal"/>
    </style:style>
    <style:style style:name="P14" style:family="paragraph" style:parent-style-name="Standard">
      <style:text-properties fo:font-weight="normal" officeooo:rsid="00199e78" officeooo:paragraph-rsid="00199e78" style:font-weight-asian="normal" style:font-weight-complex="normal"/>
    </style:style>
    <style:style style:name="P15" style:family="paragraph" style:parent-style-name="Standard">
      <style:text-properties fo:font-weight="normal" officeooo:rsid="001cc518" officeooo:paragraph-rsid="001cc518" style:font-weight-asian="normal" style:font-weight-complex="normal"/>
    </style:style>
    <style:style style:name="P16" style:family="paragraph" style:parent-style-name="Standard">
      <style:text-properties officeooo:rsid="0007a2e1" officeooo:paragraph-rsid="00199e78"/>
    </style:style>
    <style:style style:name="P17" style:family="paragraph" style:parent-style-name="Standard">
      <style:text-properties officeooo:rsid="001c8f01" officeooo:paragraph-rsid="0007a2e1"/>
    </style:style>
    <style:style style:name="T1" style:family="text">
      <style:text-properties officeooo:rsid="00139599"/>
    </style:style>
    <style:style style:name="T2" style:family="text">
      <style:text-properties officeooo:rsid="00144028"/>
    </style:style>
    <style:style style:name="T3" style:family="text">
      <style:text-properties officeooo:rsid="00145cc9"/>
    </style:style>
    <style:style style:name="T4" style:family="text">
      <style:text-properties officeooo:rsid="0016de3a"/>
    </style:style>
    <style:style style:name="T5" style:family="text">
      <style:text-properties officeooo:rsid="001780bb"/>
    </style:style>
    <style:style style:name="T6" style:family="text">
      <style:text-properties officeooo:rsid="0017f8ad"/>
    </style:style>
    <style:style style:name="T7" style:family="text">
      <style:text-properties officeooo:rsid="00199e78"/>
    </style:style>
    <style:style style:name="T8" style:family="text">
      <style:text-properties officeooo:rsid="001ad9e0"/>
    </style:style>
    <style:style style:name="T9" style:family="text">
      <style:text-properties officeooo:rsid="001bf8aa"/>
    </style:style>
    <style:style style:name="T10" style:family="text">
      <style:text-properties officeooo:rsid="001cc518"/>
    </style:style>
    <style:style style:name="T11" style:family="text">
      <style:text-properties officeooo:rsid="001e22f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Weekly reflection:</text:p>
      <text:p text:style-name="P12">Prolog <text:span text:style-name="T1">is quite readable </text:span><text:span text:style-name="T2">due to its simplicity. It is essentially just facts rules and queries. Facts simply state something that is true. Rules state how to determine the result of a given input. This can be quite simple or more complicated, especially when recursion is involved. Queries state what you want prolog to try and prove based on what it already knows. </text:span><text:span text:style-name="T4">The syntax </text:span><text:span text:style-name="T5">is also quite simple and logical. A ‘.’ for the end of a statement, a ‘,’ to continue and a ‘;’ for sometimes continue. (only continues if the first statement wasn’t a viable solution).</text:span></text:p>
      <text:p text:style-name="P12"/>
      <text:p text:style-name="P13">Writing in prolog was quite hard. Part of this was because p<text:span text:style-name="T2">rolog is good for determining facts and sets of facts using logic. </text:span>It is g<text:span text:style-name="T2">ood for logical representations of a closed world. </text:span>H<text:span text:style-name="T2">owever, </text:span><text:span text:style-name="T6">the task is to print the fizzbuzz algorithm from 1-1000. This means that rather than</text:span> <text:span text:style-name="T2">trying to determine facts, </text:span><text:span text:style-name="T6">the program is</text:span><text:span text:style-name="T2"> output</text:span><text:span text:style-name="T6">ing</text:span><text:span text:style-name="T2"> an algorithm and since </text:span><text:span text:style-name="T9">the goal is</text:span><text:span text:style-name="T2"> to print out each number in the algorithm, </text:span><text:span text:style-name="T9">the</text:span><text:span text:style-name="T2"> </text:span><text:span text:style-name="T3">result of the algorithm </text:span><text:span text:style-name="T9">isn’t returned </text:span><text:span text:style-name="T6">but print</text:span><text:span text:style-name="T9">ed</text:span><text:span text:style-name="T6"> at each recurse. The task is made more complicated since recursion has to be used to essentially mimic iteration. </text:span><text:span text:style-name="T7">The lack of data and control structures also make it hard to write in prolog. That said, if prolog was used for logic programming it would likely be more writeable as many of the writeability issues arise due to a task-language mismatch. </text:span><text:span text:style-name="T9">For appropriate tasks, the expressivity of prolog makes it a powerful tool able to represent certain models more easily than other imperative languages.</text:span></text:p>
      <text:p text:style-name="P13"/>
      <text:p text:style-name="P14">Prolog isn’t very reliable. <text:span text:style-name="T8">This is especially true when trying to model something in the real world which is changing and facts aren’t always constant as opposed to the closed world model in prolog where the facts don’t change. Negation is also unreliable in prolog. This is </text:span><text:span text:style-name="T9">partially </text:span><text:span text:style-name="T8">due to </text:span><text:span text:style-name="T9">the closed world assumption, if it doesn’t have information that says its true, it is false in prolog. There is also an issue where double negation is not equivelant to a positive. This can be confusing and its usually best to avoid double negation as a result. There is also </text:span><text:span text:style-name="T10">the issue where small changes can significantly change how the program runs. This can happen by adding or removing facts, which can change the results of multiple goals. For the fizzbuzz program, adding a statement to check for negative numbers before executing the recursion, somehow stopped the initialization statement from working. Little things like this make prolog unreliable to work with since updating a model could break other parts of the program</text:span></text:p>
      <text:p text:style-name="P14"/>
      <text:p text:style-name="P16"/>
      <text:p text:style-name="P7">Was fizz buzz easier or harder to implement in Prolog? Why or why not?</text:p>
      <text:p text:style-name="P15">It was harder in some ways, but easier than others. Since there was no iteration or variables, there was no straight forward approach we could apply like in Fortran, Algol and smalltalk (We did have to wrap it in an object though). This made it harder since it required <text:span text:style-name="T11">thinking in different ways my brain wasn’t as used to. That said, the final solution was much more elegant than fortran or algol and even smalltalk. Not having to deal with variables and message passing can be beneficial.</text:span></text:p>
      <text:p text:style-name="P11"/>
      <text:p text:style-name="P8">Run:</text:p>
      <text:p text:style-name="P10">use ‘gplc fizzbuzz.pl’ to compile and ‘./fizzbuzz’ to run.</text:p>
      <text:p text:style-name="P10"/>
      <text:p text:style-name="P8">Testing:</text:p>
      <text:p text:style-name="P10">When the program runs <text:span text:style-name="T1">it will print out the fizzbuzz algorithm for the numbers 1-1000. It can be easily seen that multiples of 15 are replaced with ‘fizzbuzz’, multiples of 5 with ‘buzz’ and multiples of 3 with ‘fizz’. </text:span><text:span text:style-name="T3">Note: it will not work with negative numbers but will infinitely loop, till the stack overflows.</text:span></text:p>
      <text:p text:style-name="P1"/>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16:57:53.687345818</meta:creation-date>
    <dc:date>2021-10-25T16:56:49.881382338</dc:date>
    <meta:editing-duration>PT1H8M33S</meta:editing-duration>
    <meta:editing-cycles>10</meta:editing-cycles>
    <meta:generator>LibreOffice/6.4.7.2$Linux_X86_64 LibreOffice_project/40$Build-2</meta:generator>
    <meta:document-statistic meta:table-count="0" meta:image-count="0" meta:object-count="0" meta:page-count="1" meta:paragraph-count="10" meta:word-count="605" meta:character-count="3520" meta:non-whitespace-character-count="2925"/>
  </office:meta>
</office:document-meta>
</file>